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cm" fo:margin-bottom="0cm"/>
    </style:style>
    <style:style style:name="T1" style:family="text">
      <style:text-properties fo:color="#ffff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variant="normal" fo:text-transform="none" fo:color="#5b277d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b277d"/>
    </style:style>
    <style:style style:name="T7" style:family="text">
      <style:text-properties fo:color="#000000"/>
    </style:style>
    <style:style style:name="T8" style:family="text">
      <style:text-properties fo:color="#ff0000"/>
    </style:style>
    <style:style style:name="T9" style:family="text">
      <style:text-properties fo:color="#00a933"/>
    </style:style>
    <style:style style:name="T10" style:family="text">
      <style:text-properties fo:color="#800080"/>
    </style:style>
    <style:style style:name="T11" style:family="text">
      <style:text-properties fo:color="#ff860d"/>
    </style:style>
    <style:style style:name="T12" style:family="text">
      <style:text-properties fo:color="#2a6099"/>
    </style:style>
    <style:style style:name="T13" style:family="text">
      <style:text-properties fo:color="#ff8000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8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a933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Policies sous PostgreSQL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Vous avez le droit de garder le silence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Les droits sous postgresq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Utilisateurs et rôles</text:p>
              </text:list-item>
              <text:list-item>
                <text:p>Attributions de droits</text:p>
              </text:list-item>
              <text:list-item>
                <text:p>Policies</text:p>
              </text:list-item>
              <text:list-item>
                <text:p>Démo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544cm" presentation:class="title" presentation:user-transformed="true">
          <draw:text-box>
            <text:p>Utilisateur et rôles</text:p>
          </draw:text-box>
        </draw:frame>
        <draw:frame presentation:style-name="pr5" draw:text-style-name="P1" draw:layer="layout" svg:width="25.199cm" svg:height="12.179cm" svg:x="1.4cm" svg:y="4.621cm" presentation:class="outline" presentation:user-transformed="true">
          <draw:text-box>
            <text:list text:style-name="L2">
              <text:list-item>
                <text:p>C’est la même chose sauf qu’on utilisateur a un mot de passe (on peut aussi attribuer un mot de passe à un rôle)</text:p>
              </text:list-item>
              <text:list-item>
                <text:p>Utilisateurs et rôles peuvent appartenir à d’autres rôles </text:p>
              </text:list-item>
              <text:list-item>
                <text:p>Un utilisateur peut exécuter une commande en se positionnant avec l’un de ses rôles (<text:span text:style-name="T2">set role unrole</text:span>) ou avec son rôle (<text:span text:style-name="T2">set role none</text:span> ou <text:span text:style-name="T2">reset role</text:span>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544cm" presentation:class="title" presentation:user-transformed="true">
          <draw:text-box>
            <text:p>Utilisateur et rôles</text:p>
          </draw:text-box>
        </draw:frame>
        <draw:frame presentation:style-name="pr5" draw:text-style-name="P1" draw:layer="layout" svg:width="25.199cm" svg:height="12.179cm" svg:x="1.2cm" svg:y="4.6cm" presentation:class="outline" presentation:user-transformed="true">
          <draw:text-box>
            <text:list text:style-name="L2">
              <text:list-item>
                <text:p>A la création seul postgres à le droits d’accéder à la base (socket)</text:p>
              </text:list-item>
              <text:list-item>
                <text:p>Ouverture vers l’extérieur → postgresql.conf : </text:p>
                <text:p><text:span text:style-name="T3">listen_addresses = 'localhost'</text:span></text:p>
              </text:list-item>
              <text:list-item>
                <text:p>Ouverture à d’autres → pg_hba.conf</text:p>
                <text:p><text:span text:style-name="T4">host <text:s text:c="3"/>all <text:s text:c="12"/>all <text:s text:c="12"/>127.0.0.1/32 <text:s text:c="11"/>trus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Attributions de droit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>Un utilisateur est propriétaire des objets qu’il crée.</text:p>
              </text:list-item>
              <text:list-item>
                <text:p>Un autre utilisateur peut manipuler ces objets si on lui en donne le droit.</text:p>
                <text:p text:style-name="P5"><text:span text:style-name="T5">GRANT UPDATE ON comptes TO joe;</text:span></text:p>
                <text:p text:style-name="P5"><text:span text:style-name="T6">GRANT SELECT ON comptes TO public;</text:span></text:p>
              </text:list-item>
              <text:list-item>
                <text:p text:style-name="P5"><text:span text:style-name="T7">Il a alors accès à l’ensemble de l’objet pour l’action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Polici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header>
                <text:p><text:span text:style-name="T7">Une </text:span><text:span text:style-name="T8">policy</text:span><text:span text:style-name="T7"> est une </text:span><text:span text:style-name="T9">règle</text:span><text:span text:style-name="T7"> qui s’applique </text:span></text:p>
              </text:list-header>
              <text:list-item>
                <text:p><text:span text:style-name="T7">Sur un </text:span><text:span text:style-name="T10">objet</text:span></text:p>
              </text:list-item>
              <text:list-item>
                <text:p><text:span text:style-name="T7">Pour une </text:span><text:span text:style-name="T11">action</text:span></text:p>
              </text:list-item>
              <text:list-item>
                <text:p><text:span text:style-name="T7">Un </text:span><text:span text:style-name="T12">rôle</text:span></text:p>
                <text:p><text:span text:style-name="T7"/></text:p>
                <text:p><text:span text:style-name="T7">Elle permet de filtrer les résultats de l’action pour lesquels la règle s’appliqu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Polici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header>
                <text:p>CREATE POLICY <text:span text:style-name="T8">name</text:span> ON <text:span text:style-name="T10">table_name</text:span></text:p>
                <text:p><text:s/>[ FOR <text:span text:style-name="T13">{ ALL | SELECT | INSERT | UPDATE | </text:span><text:span text:style-name="T13">DELETE }</text:span> ]</text:p>
                <text:p><text:s/>[ TO <text:span text:style-name="T12">{ role_name | PUBLIC | </text:span><text:span text:style-name="T12">CURRENT_USER | SESSION_USER } [, ...] </text:span>]</text:p>
                <text:p><text:s/>[ USING ( <text:span text:style-name="T9">using_expression</text:span> ) ]</text:p>
                <text:p><text:s text:c="2"/>[ WITH CHECK ( <text:span text:style-name="T9">check_expression</text:span> ) ]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Polici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header>
                <text:p>CREATE POLICY <text:span text:style-name="T8">compte_admins</text:span> ON <text:span text:style-name="T10">comptes</text:span> TO <text:span text:style-name="T12">admins</text:span> USING (<text:span text:style-name="T9">admin = current_user</text:span>);</text:p>
                <text:p/>
                <text:p><text:span text:style-name="T14">CREATE POLICY </text:span><text:span text:style-name="T15">fp_u</text:span><text:span text:style-name="T14"> ON </text:span><text:span text:style-name="T16">information</text:span><text:span text:style-name="T14"> FOR </text:span><text:span text:style-name="T17">UPDATE</text:span><text:span text:style-name="T18"> </text:span></text:p>
                <text:list>
                  <text:list-header>
                    <text:p><text:span text:style-name="T19">USING (</text:span><text:span text:style-name="T20">groupe_id &lt;= (SELECT groupe_id FROM utilisateurs WHERE nom_utilisateur = current_user)</text:span><text:span text:style-name="T21">)</text:span></text:p>
                    <text:p text:style-name="P7">CHECK (<text:span text:style-name="T9">groupe_id &lt;= (SELECT groupe_id FROM utilisateurs WHERE nom_utilisateur = current_user)</text:span>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Droits vs Polici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header>
                <text:p>Lorsque l’on fait une requête on doit avoir les droits pour les actions demandées sur les objets manipulés</text:p>
                <text:p/>
                <text:p>C’est du tout ou rien</text:p>
                <text:p/>
                <text:p><text:span text:style-name="T8">permission denied for table utilisateur</text:span></text:p>
                <text:p><text:span text:style-name="T8"/></text:p>
                <text:p><text:span text:style-name="T7">Le résultat dépend des droits du rôle actif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Droits vs Polici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header>
                <text:p>Lorsque l’on fait une requête <text:span text:style-name="T7">seules les lignes pour lesquels des policies s’appliquent sont renvoyés</text:span></text:p>
                <text:p><text:span text:style-name="T7">La requête renvoie un résultat (filtré)</text:span></text:p>
                <text:p><text:span text:style-name="T7">Le résultat dépend de l’état de la base de données et peut donc varier au cours du temps pour les mêmes policies</text:span></text:p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4">Utilisation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><text:span text:style-name="T7">Créer des rôles</text:span></text:p>
              </text:list-item>
              <text:list-item>
                <text:p><text:span text:style-name="T7">Définir des policies pour ces rôles</text:span></text:p>
              </text:list-item>
              <text:list-item>
                <text:p><text:span text:style-name="T7">Rajouter / supprimer ces rôles aux utilisateurs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08:45:49.722285923</meta:creation-date>
    <meta:editing-duration>PT2H34M17S</meta:editing-duration>
    <meta:editing-cycles>9</meta:editing-cycles>
    <meta:generator>LibreOffice/6.4.3.2$Linux_X86_64 LibreOffice_project/40$Build-2</meta:generator>
    <dc:title>Blueprint Plans</dc:title>
    <dc:date>2020-06-15T09:16:15.645459463</dc:date>
    <meta:document-statistic meta:object-count="76"/>
  </office:meta>
</office:document-meta>
</file>